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799in" fo:margin-left="0.0035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3236in"/>
    </style:style>
    <style:style style:name="Table1.B" style:family="table-column">
      <style:table-column-properties style:column-width="2.9257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Header">
      <style:text-properties fo:color="#000000" loext:opacity="100%"/>
    </style:style>
    <style:style style:name="P2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justify" style:justify-single-word="false" fo:text-indent="0.4925in" style:auto-text-indent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058325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077a58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077a58" officeooo:paragraph-rsid="00077a58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1pt" fo:language="ru" fo:country="RU" fo:font-weight="bold" officeooo:paragraph-rsid="00077a58" style:letter-kerning="false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/>
    </style:style>
    <style:style style:name="P1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letter-kerning="false" style:language-asian="ru" style:country-asian="RU" style:language-complex="ar" style:country-complex="SA"/>
    </style:style>
    <style:style style:name="P1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058325" style:letter-kerning="false" style:language-asian="ru" style:country-asian="RU" style:language-complex="ar" style:country-complex="SA"/>
    </style:style>
    <style:style style:name="P1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077a58" style:letter-kerning="false" style:language-asian="ru" style:country-asian="RU" style:language-complex="ar" style:country-complex="SA"/>
    </style:style>
    <style:style style:name="P1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077a58" officeooo:paragraph-rsid="00077a58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0b82bd" officeooo:paragraph-rsid="00077a58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style:font-size-asian="12pt" style:font-name-complex="Times New Roman1" style:font-size-complex="12pt"/>
    </style:style>
    <style:style style:name="P19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officeooo:paragraph-rsid="000b82bd" style:font-size-asian="12pt" style:font-name-complex="Times New Roman1" style:font-size-complex="12pt"/>
    </style:style>
    <style:style style:name="P20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P21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/>
    </style:style>
    <style:style style:name="P22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555cd" officeooo:paragraph-rsid="00058325" style:font-size-asian="12pt" style:font-name-complex="Times New Roman1" style:font-size-complex="12pt"/>
    </style:style>
    <style:style style:name="P23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555cd" officeooo:paragraph-rsid="000ff5d5" style:font-size-asian="12pt" style:font-name-complex="Times New Roman1" style:font-size-complex="12pt"/>
    </style:style>
    <style:style style:name="P24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25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f04b1" officeooo:paragraph-rsid="000f04b1" style:font-size-asian="12pt" style:font-name-complex="Times New Roman1" style:font-size-complex="12pt"/>
    </style:style>
    <style:style style:name="P26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officeooo:rsid="000555cd" officeooo:paragraph-rsid="000ff5d5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27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officeooo:rsid="0006c12c" officeooo:paragraph-rsid="00077a58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28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10816b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29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10816b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0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0ff5d5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1" style:family="paragraph" style:parent-style-name="Standard" style:master-page-name="First_20_Page">
      <style:paragraph-properties fo:margin-top="0.0835in" fo:margin-bottom="0in" style:contextual-spacing="false" fo:line-height="100%" fo:text-align="justify" style:justify-single-word="false" style:page-number="auto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officeooo:paragraph-rsid="000ff5d5" style:font-size-asian="12pt" style:font-weight-asian="bold" style:font-name-complex="Times New Roman1" style:font-size-complex="12pt" style:font-weight-complex="bold"/>
    </style:style>
    <style:style style:name="P3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0ff5d5" officeooo:paragraph-rsid="000ff5d5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3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3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10816b" officeooo:paragraph-rsid="0010816b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36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37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bold" officeooo:paragraph-rsid="0010816b" style:font-size-asian="12pt" style:font-weight-asian="bold" style:font-name-complex="Times New Roman1" style:font-size-complex="12pt" style:font-weight-complex="bold"/>
    </style:style>
    <style:style style:name="P38" style:family="paragraph" style:parent-style-name="Standard">
      <style:paragraph-properties fo:margin-top="0in" fo:margin-bottom="0in" style:contextual-spacing="true" fo:line-height="100%" fo:text-align="justify" style:justify-single-word="false" fo:break-before="page" fo:keep-with-next="always"/>
      <style:text-properties fo:color="#000000" loext:opacity="100%" style:font-name="Consolas" fo:font-size="12pt" fo:language="en" fo:country="US" fo:font-weight="bold" officeooo:paragraph-rsid="0010816b" style:font-size-asian="12pt" style:font-weight-asian="bold" style:font-name-complex="Times New Roman1" style:font-size-complex="12pt" style:font-weight-complex="bold"/>
    </style:style>
    <style:style style:name="P39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style:font-size-asian="12pt" style:font-name-complex="Times New Roman1" style:font-size-complex="12pt"/>
    </style:style>
    <style:style style:name="P40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style:font-size-asian="12pt" style:font-name-complex="Times New Roman1" style:font-size-complex="12pt"/>
    </style:style>
    <style:style style:name="P41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style:font-size-asian="12pt" style:font-name-complex="Times New Roman1" style:font-size-complex="12pt"/>
    </style:style>
    <style:style style:name="P42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officeooo:paragraph-rsid="0010816b" style:font-size-asian="12pt" style:font-name-complex="Times New Roman1" style:font-size-complex="12pt"/>
    </style:style>
    <style:style style:name="P43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officeooo:paragraph-rsid="0010816b" style:font-size-asian="12pt" style:font-name-complex="Times New Roman1" style:font-size-complex="12pt"/>
    </style:style>
    <style:style style:name="P44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officeooo:paragraph-rsid="0010816b" style:font-size-asian="12pt" style:font-name-complex="Times New Roman1" style:font-size-complex="12pt"/>
    </style:style>
    <style:style style:name="P4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0816b" style:font-size-asian="12pt" style:font-name-complex="Times New Roman1" style:font-size-complex="12pt"/>
    </style:style>
    <style:style style:name="P46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0816b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0816b" style:font-size-asian="12pt" style:font-weight-asian="normal" style:font-name-complex="Times New Roman1" style:font-size-complex="12pt" style:font-weight-complex="normal"/>
    </style:style>
    <style:style style:name="P4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0816b" officeooo:paragraph-rsid="0010816b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49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d0267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df476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ff5d5" style:font-size-asian="12pt" style:font-name-complex="Times New Roman1" style:font-size-complex="12pt"/>
    </style:style>
    <style:style style:name="T6" style:family="text">
      <style:text-properties style:font-name="Consolas" fo:font-size="12pt" style:font-size-asian="12pt" style:font-name-complex="Times New Roman1" style:font-size-complex="12pt"/>
    </style:style>
    <style:style style:name="T7" style:family="text">
      <style:text-properties style:font-name="Consolas" fo:font-size="12pt" fo:language="en" fo:country="US" style:font-size-asian="12pt" style:font-name-complex="Times New Roman1" style:font-size-complex="12pt"/>
    </style:style>
    <style:style style:name="T8" style:family="text">
      <style:text-properties style:font-name="Consolas" fo:font-size="10pt" fo:language="en" fo:country="US" style:font-size-asian="10pt" style:font-size-complex="10pt"/>
    </style:style>
    <style:style style:name="T9" style:family="text">
      <style:text-properties style:font-name="Consolas" fo:font-size="10pt" fo:language="en" fo:country="US" officeooo:rsid="00077a58" style:font-size-asian="10pt" style:font-size-complex="10pt"/>
    </style:style>
    <style:style style:name="T10" style:family="text">
      <style:text-properties style:font-name="Consolas" fo:font-size="10pt" fo:language="en" fo:country="US" officeooo:rsid="000b82bd" style:font-size-asian="10pt" style:font-size-complex="10pt"/>
    </style:style>
    <style:style style:name="T11" style:family="text">
      <style:text-properties style:font-name="Consolas" fo:font-size="10pt" fo:language="en" fo:country="US" officeooo:rsid="0010816b" style:font-size-asian="10pt" style:font-size-complex="10pt"/>
    </style:style>
    <style:style style:name="T12" style:family="text">
      <style:text-properties style:font-name="Consolas" fo:font-size="10pt" fo:language="en" fo:country="US" style:font-size-asian="10pt" style:font-name-complex="Courier New1" style:font-size-complex="10pt"/>
    </style:style>
    <style:style style:name="T13" style:family="text">
      <style:text-properties style:font-name="Consolas" fo:font-size="10pt" fo:language="en" fo:country="US" officeooo:rsid="00058325" style:font-size-asian="10pt" style:font-name-complex="Courier New1" style:font-size-complex="10pt"/>
    </style:style>
    <style:style style:name="T14" style:family="text">
      <style:text-properties style:font-name="Consolas" fo:font-size="10pt" fo:language="en" fo:country="US" officeooo:rsid="000b82bd" style:font-size-asian="10pt" style:font-name-complex="Courier New1" style:font-size-complex="10pt"/>
    </style:style>
    <style:style style:name="T15" style:family="text">
      <style:text-properties style:font-name="Consolas" fo:font-size="10pt" fo:language="en" fo:country="US" officeooo:rsid="00077a58" style:font-size-asian="10pt" style:font-name-complex="Courier New1" style:font-size-complex="10pt"/>
    </style:style>
    <style:style style:name="T16" style:family="text">
      <style:text-properties style:font-name="Consolas" fo:font-size="10pt" fo:language="en" fo:country="US" officeooo:rsid="000ff5d5" style:font-size-asian="10pt" style:font-name-complex="Courier New1" style:font-size-complex="10pt"/>
    </style:style>
    <style:style style:name="T17" style:family="text">
      <style:text-properties style:font-name="Consolas" fo:font-size="10pt" fo:language="en" fo:country="US" officeooo:rsid="0010816b" style:font-size-asian="10pt" style:font-name-complex="Courier New1" style:font-size-complex="10pt"/>
    </style:style>
    <style:style style:name="T18" style:family="text">
      <style:text-properties style:font-name="Consolas" fo:font-size="10pt" fo:language="en" fo:country="US" style:font-size-asian="10pt" style:font-name-complex="Times New Roman1" style:font-size-complex="10pt"/>
    </style:style>
    <style:style style:name="T19" style:family="text">
      <style:text-properties style:font-name="Consolas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20" style:family="text">
      <style:text-properties style:font-name="Consolas" fo:font-size="10pt" fo:language="en" fo:country="US" fo:font-weight="normal" officeooo:rsid="0010816b" style:font-size-asian="10pt" style:font-weight-asian="normal" style:font-size-complex="10pt" style:font-weight-complex="normal"/>
    </style:style>
    <style:style style:name="T21" style:family="text">
      <style:text-properties style:font-name="Consolas" fo:font-size="10pt" fo:language="ru" fo:country="RU" fo:font-weight="bold" style:font-size-asian="10pt" style:font-weight-asian="bold" style:font-name-complex="Times New Roman1" style:font-size-complex="10pt" style:font-weight-complex="bold"/>
    </style:style>
    <style:style style:name="T22" style:family="text">
      <style:text-properties style:font-name="Consolas" fo:font-size="10pt" fo:language="ru" fo:country="RU" fo:font-weight="bold" officeooo:rsid="00077a58" style:font-size-asian="10pt" style:font-weight-asian="bold" style:font-name-complex="Times New Roman1" style:font-size-complex="10pt" style:font-weight-complex="bold"/>
    </style:style>
    <style:style style:name="T23" style:family="text">
      <style:text-properties style:font-name="Consolas" fo:font-size="10pt" fo:language="ru" fo:country="RU" fo:font-weight="normal" style:font-size-asian="10pt" style:font-weight-asian="normal" style:font-name-complex="Times New Roman1" style:font-size-complex="10pt" style:font-weight-complex="normal"/>
    </style:style>
    <style:style style:name="T24" style:family="text">
      <style:text-properties style:font-name="Consolas" fo:font-size="10pt" fo:language="ru" fo:country="RU" fo:font-weight="normal" officeooo:rsid="00077a58" style:font-size-asian="10pt" style:font-weight-asian="normal" style:font-name-complex="Times New Roman1" style:font-size-complex="10pt" style:font-weight-complex="normal"/>
    </style:style>
    <style:style style:name="T25" style:family="text">
      <style:text-properties fo:font-variant="normal" fo:text-transform="none" style:font-name="Times New Roman" fo:font-size="12pt" fo:font-style="normal" fo:font-weight="bold" style:font-size-asian="12pt" style:font-weight-asian="bold" style:font-name-complex="Times New Roman1" style:font-size-complex="12pt" style:font-weight-complex="bold"/>
    </style:style>
    <style:style style:name="T26" style:family="text">
      <style:text-properties fo:font-variant="normal" fo:text-transform="none" style:font-name="Times New Roman" fo:font-size="12pt" fo:font-style="normal" fo:font-weight="bold" officeooo:rsid="000df476" style:font-size-asian="12pt" style:font-weight-asian="bold" style:font-name-complex="Times New Roman1" style:font-size-complex="12pt" style:font-weight-complex="bold"/>
    </style:style>
    <style:style style:name="T27" style:family="text">
      <style:text-properties fo:font-variant="normal" fo:text-transform="none" style:font-name="Times New Roman" fo:font-size="12pt" fo:font-style="normal" fo:font-weight="normal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font-variant="normal" fo:text-transform="none" style:font-name="Times New Roman" fo:font-size="12pt" fo:font-style="normal" fo:font-weight="normal" officeooo:rsid="000df476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0ff5d5" style:font-weight-asian="normal" style:font-weight-complex="normal"/>
    </style:style>
    <style:style style:name="T31" style:family="text">
      <style:text-properties fo:font-weight="normal" officeooo:rsid="000df476" style:font-weight-asian="normal" style:font-weight-complex="normal"/>
    </style:style>
    <style:style style:name="T32" style:family="text">
      <style:text-properties fo:font-weight="normal" officeooo:rsid="000f04b1" style:font-weight-asian="normal" style:font-weight-complex="normal"/>
    </style:style>
    <style:style style:name="T33" style:family="text">
      <style:text-properties officeooo:rsid="000df476"/>
    </style:style>
    <style:style style:name="T34" style:family="text">
      <style:text-properties officeooo:rsid="000df476"/>
    </style:style>
    <style:style style:name="T35" style:family="text">
      <style:text-properties fo:color="#000000" loext:opacity="100%" style:font-name="Times New Roman" fo:font-size="12pt" officeooo:rsid="000555cd" style:font-size-asian="12pt" style:font-name-complex="Times New Roman1" style:font-size-complex="12pt"/>
    </style:style>
    <style:style style:name="T36" style:family="text">
      <style:text-properties fo:language="en" fo:country="US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0df476"/>
    </style:style>
    <style:style style:name="T39" style:family="text">
      <style:text-properties fo:language="en" fo:country="US" officeooo:rsid="000df476"/>
    </style:style>
    <style:style style:name="T40" style:family="text">
      <style:text-properties fo:language="en" fo:country="US" officeooo:rsid="000ff5d5"/>
    </style:style>
    <style:style style:name="T41" style:family="text">
      <style:text-properties fo:language="en" fo:country="US" officeooo:rsid="000ff5d5"/>
    </style:style>
    <style:style style:name="T42" style:family="text">
      <style:text-properties officeooo:rsid="000eed19"/>
    </style:style>
    <style:style style:name="T43" style:family="text">
      <style:text-properties officeooo:rsid="000f04b1"/>
    </style:style>
    <style:style style:name="T44" style:family="text">
      <style:text-properties officeooo:rsid="000ff5d5"/>
    </style:style>
    <style:style style:name="T45" style:family="text">
      <style:text-properties officeooo:rsid="000ff5d5"/>
    </style:style>
    <style:style style:name="T46" style:family="text">
      <style:text-properties fo:font-size="12pt" officeooo:rsid="000555cd" style:font-size-asian="12pt" style:font-size-complex="12pt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0816b" style:font-weight-asian="bold" style:font-weight-complex="bold"/>
    </style:style>
    <style:style style:name="T49" style:family="text">
      <style:text-properties officeooo:rsid="001081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Постановка задачи<text:bookmark text:name="_GoBack"/></text:p>
      <text:p text:style-name="P3">Разработать детальные требования и тест план для следующей задачи:</text:p>
      <text:p text:style-name="P49"><text:span text:style-name="T25">Цифра в ч</text:span><text:span text:style-name="T26">и</text:span><text:span text:style-name="T25">сле </text:span><text:span text:style-name="T27">Функция, имеющая два параметра (целые числа </text:span><text:span text:style-name="T28">N1 и N2</text:span><text:span text:style-name="T27">) и возвращающая значение true, если десятичная цифра, заданная первым параметром, встречается в десятичной записи числа, заданного вторым параметром. Незначащие нули не учитываются</text:span></text:p>
      <text:p text:style-name="P32">Детальные требования</text:p>
      <text:list xml:id="list2336489617" text:style-name="WWNum17">
        <text:list-item>
          <text:p text:style-name="P23">Числ<text:span text:style-name="T44">о</text:span> N<text:span text:style-name="T44">1</text:span><text:span text:style-name="T33"> </text:span>должно быть задан<text:span text:style-name="T44">о</text:span> корректно:</text:p>
          <text:list>
            <text:list-item>
              <text:p text:style-name="P23"><text:span text:style-name="T32">N</text:span><text:span text:style-name="T30">1</text:span><text:span text:style-name="T32"> — цифра от 0 до 9. </text:span><text:span text:style-name="T29">Если N</text:span><text:span text:style-name="T31">1 </text:span><text:span text:style-name="T32">не является цифрой от 0 до 9</text:span><text:span text:style-name="T29">, то выводится сообщение об ошибке и программа завершается</text:span></text:p>
            </text:list-item>
          </text:list>
        </text:list-item>
        <text:list-item>
          <text:p text:style-name="P21"><text:span text:style-name="T2">Числ</text:span><text:span text:style-name="T5">о</text:span><text:span text:style-name="T2"> N</text:span><text:span text:style-name="T5">2</text:span><text:span text:style-name="T4"> </text:span><text:span text:style-name="T2">должно быть задан</text:span><text:span text:style-name="T5">ы</text:span><text:span text:style-name="T1"> корректно:</text:span></text:p>
          <text:list>
            <text:list-item>
              <text:p text:style-name="P22">N<text:span text:style-name="T44">2</text:span><text:span text:style-name="T33"> </text:span>— числ<text:span text:style-name="T44">о</text:span>. Если N<text:span text:style-name="T44">2</text:span><text:span text:style-name="T33"> </text:span>не явля<text:span text:style-name="T44">е</text:span><text:span text:style-name="T33">тся</text:span> числ<text:span text:style-name="T44">о</text:span><text:span text:style-name="T33">м</text:span>, то выводится сообщение об ошибке и программа завершается</text:p>
            </text:list-item>
          </text:list>
        </text:list-item>
        <text:list-item>
          <text:p text:style-name="P24"><text:span text:style-name="T42">В числе N2 встречается символ </text:span><text:span text:style-name="T43">N1</text:span>:</text:p>
          <text:list>
            <text:list-item>
              <text:p text:style-name="P25">Если в числе N2 встречается N1, то программа завершается с кодом возврата 0 и сообщением: «1»</text:p>
            </text:list-item>
            <text:list-item>
              <text:p text:style-name="P25">Если в числе N2 не встречается N1, то программа завершается с кодом возврата 0 и сообщением: «0»</text:p>
            </text:list-item>
          </text:list>
        </text:list-item>
      </text:list>
      <text:p text:style-name="P2">Тест-план</text:p>
      <text:p text:style-name="P4">Проверка детальных требований с помощью тест-плана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#</text:p>
          </table:table-cell>
          <table:table-cell table:style-name="Table1.A1" office:value-type="string">
            <text:p text:style-name="P9">Описание</text:p>
          </table:table-cell>
          <table:table-cell table:style-name="Table1.A1" office:value-type="string">
            <text:p text:style-name="P9">Результат</text:p>
          </table:table-cell>
        </table:table-row>
        <table:table-row table:style-name="Table1.1">
          <table:table-cell table:style-name="Table1.A1" office:value-type="string">
            <text:p text:style-name="P34">1.1</text:p>
          </table:table-cell>
          <table:table-cell table:style-name="Table1.A1" office:value-type="string">
            <text:list xml:id="list172104427041526" text:continue-numbering="true" text:style-name="WWNum17">
              <text:list-item>
                <text:list>
                  <text:list-header>
                    <text:p text:style-name="P26"><text:span text:style-name="T29">N1 — цифра от 0 до 9. Если N1 не является цифрой от 0 до 9, то выводится сообщение об ошибке и программа завершается</text:span>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6">Input:</text:p>
            <text:p text:style-name="P13"><text:span text:style-name="T12"><text:s text:c="2"/></text:span><text:span text:style-name="T17">12 123</text:span></text:p>
            <text:p text:style-name="P6">Expected:</text:p>
            <text:p text:style-name="P13"><text:span text:style-name="T18"><text:s text:c="2"/></text:span><text:span text:style-name="T23">Input Error! First argument must be digital from 0 to 9</text:span></text:p>
          </table:table-cell>
        </table:table-row>
        <table:table-row table:style-name="Table1.1">
          <table:table-cell table:style-name="Table1.A1" office:value-type="string">
            <text:p text:style-name="P33">2.1 </text:p>
          </table:table-cell>
          <table:table-cell table:style-name="Table1.A1" office:value-type="string">
            <text:list xml:id="list172104857839800" text:continue-numbering="true" text:style-name="WWNum17">
              <text:list-item>
                <text:list>
                  <text:list-header>
                    <text:p text:style-name="P28">N2 — число. Если N2 не является числом, то выводится сообщение об ошибке и программа завершается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7">Input:</text:p>
            <text:p text:style-name="P14"><text:span text:style-name="T12"><text:s text:c="2"/></text:span><text:span text:style-name="T17">2 abc</text:span></text:p>
            <text:p text:style-name="P7">Expected:</text:p>
            <text:p text:style-name="P14"><text:span text:style-name="T19"><text:s text:c="2"/></text:span><text:span text:style-name="T23">Input error! Second argument must be number</text:span></text:p>
          </table:table-cell>
        </table:table-row>
        <table:table-row table:style-name="Table1.1">
          <table:table-cell table:style-name="Table1.A1" office:value-type="string">
            <text:p text:style-name="P35">3.1</text:p>
          </table:table-cell>
          <table:table-cell table:style-name="Table1.A1" office:value-type="string">
            <text:list xml:id="list172104592235271" text:continue-numbering="true" text:style-name="WWNum17">
              <text:list-item>
                <text:list>
                  <text:list-header>
                    <text:p text:style-name="P28">Если в числе N2 встречается N1, то программа завершается с кодом возврата 0 и сообщением: «1»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8">Input:</text:p>
            <text:p text:style-name="P15"><text:span text:style-name="T12"><text:s text:c="2"/></text:span><text:span text:style-name="T17">2</text:span><text:span text:style-name="T13">-</text:span><text:span text:style-name="T14">12</text:span></text:p>
            <text:p text:style-name="P8">Expected:</text:p>
            <text:p text:style-name="P48"><text:s text:c="2"/><text:span text:style-name="T29">1</text:span></text:p>
          </table:table-cell>
        </table:table-row>
        <table:table-row table:style-name="Table1.5">
          <table:table-cell table:style-name="Table1.A1" office:value-type="string">
            <text:p text:style-name="P33">3.1</text:p>
          </table:table-cell>
          <table:table-cell table:style-name="Table1.B5" office:value-type="string">
            <text:list xml:id="list172105177087696" text:continue-numbering="true" text:style-name="WWNum17">
              <text:list-item>
                <text:list>
                  <text:list-header>
                    <text:p text:style-name="P30"/>
                  </text:list-header>
                </text:list>
              </text:list-item>
            </text:list>
          </table:table-cell>
          <table:table-cell table:style-name="Table1.A1" office:value-type="string">
            <text:p text:style-name="P8">Input:</text:p>
            <text:p text:style-name="P15"><text:span text:style-name="T12"><text:s text:c="2"/></text:span><text:span text:style-name="T17">4 1441</text:span></text:p>
            <text:p text:style-name="P8">Expected:</text:p>
            <text:p text:style-name="P15"><text:span text:style-name="T19"><text:s text:c="2"/></text:span><text:span text:style-name="T24">1</text:span></text:p>
          </table:table-cell>
        </table:table-row>
        <table:table-row table:style-name="Table1.1">
          <table:table-cell table:style-name="Table1.A1" office:value-type="string">
            <text:p text:style-name="P33">3.2</text:p>
          </table:table-cell>
          <table:table-cell table:style-name="Table1.A1" office:value-type="string">
            <text:list xml:id="list172104233063167" text:continue-numbering="true" text:style-name="WWNum17">
              <text:list-item>
                <text:list>
                  <text:list-header>
                    <text:p text:style-name="P26">Если в числе N2 не встречается N1, то программа завершается с кодом возврата 0 и сообщением: «0»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8">Input:</text:p>
            <text:p text:style-name="P15"><text:span text:style-name="T12"><text:s text:c="2"/></text:span><text:span text:style-name="T13">1</text:span><text:span text:style-name="T15"> </text:span><text:span text:style-name="T17">232</text:span></text:p>
            <text:p text:style-name="P8">Expected:</text:p>
            <text:p text:style-name="P11"><text:span text:style-name="T8"><text:s text:c="2"/></text:span><text:span text:style-name="T20">0</text:span></text:p>
          </table:table-cell>
        </table:table-row>
        <table:table-row table:style-name="Table1.5">
          <table:table-cell table:style-name="Table1.B5" office:value-type="string">
            <text:p text:style-name="P10"/>
          </table:table-cell>
          <table:table-cell table:style-name="Table1.B5" office:value-type="string">
            <text:list xml:id="list172105373379610" text:continue-numbering="true" text:style-name="WWNum17">
              <text:list-item>
                <text:list>
                  <text:list-header>
                    <text:p text:style-name="P27"/>
                  </text:list-header>
                </text:list>
              </text:list-item>
            </text:list>
          </table:table-cell>
          <table:table-cell table:style-name="Table1.A1" office:value-type="string">
            <text:p text:style-name="P8">Input:</text:p>
            <text:p text:style-name="P15"><text:span text:style-name="T12"><text:s text:c="2"/></text:span><text:span text:style-name="T17">3 14152</text:span></text:p>
            <text:p text:style-name="P8">Expected:</text:p>
            <text:p text:style-name="P11"><text:span text:style-name="T8"><text:s text:c="2"/></text:span><text:span text:style-name="T20">0</text:span></text:p>
          </table:table-cell>
        </table:table-row>
      </table:table>
      <text:p text:style-name="P5"/>
      <text:p text:style-name="P2">Исходные тексты программы</text:p>
      <text:p text:style-name="P12"><text:span text:style-name="T1">Файлы с исходными текстами лабораторной работы (полагаем </text:span><text:span text:style-name="T6">&lt;</text:span><text:span text:style-name="T7">ROOT</text:span><text:span text:style-name="T6">&gt;</text:span><text:span text:style-name="T1"> для папки в котором располагаются исходные тексты):</text:span></text:p>
      <text:p text:style-name="P36"/>
      <text:p text:style-name="P38">./&lt;ROOT&gt;/main.cpp</text:p>
      <text:p text:style-name="P43">#include &lt;iostream&gt;</text:p>
      <text:p text:style-name="P42">#include &lt;stdexcept&gt;</text:p>
      <text:p text:style-name="P42">#include "digitInNumber.hpp"</text:p>
      <text:p text:style-name="P42">int main ()</text:p>
      <text:p text:style-name="P42">{</text:p>
      <text:p text:style-name="P42"><text:s text:c="2"/>unsigned int digital = 0;</text:p>
      <text:p text:style-name="P42"><text:s text:c="2"/>long long int number = 0;</text:p>
      <text:p text:style-name="P42"/>
      <text:p text:style-name="P42"><text:s text:c="2"/>std::cin &gt;&gt; digital;</text:p>
      <text:p text:style-name="P42"><text:s text:c="2"/>if (!std::cin)</text:p>
      <text:p text:style-name="P42"><text:s text:c="2"/>{</text:p>
      <text:p text:style-name="P42"><text:s text:c="4"/>std::cerr &lt;&lt; "Input Error! First argument must be digital from 0 to 9" &lt;&lt; "\n";</text:p>
      <text:p text:style-name="P42"><text:s text:c="4"/>return 1;</text:p>
      <text:p text:style-name="P42"><text:s text:c="2"/>}</text:p>
      <text:p text:style-name="P42"/>
      <text:p text:style-name="P42"><text:s text:c="2"/>std::cin &gt;&gt; number;</text:p>
      <text:p text:style-name="P42"><text:s text:c="2"/>if (!std::cin)</text:p>
      <text:p text:style-name="P42"><text:s text:c="2"/>{</text:p>
      <text:p text:style-name="P42"><text:s text:c="4"/>std::cerr &lt;&lt; "Input error! Second argument must be number\n";</text:p>
      <text:p text:style-name="P42"><text:s text:c="4"/>return 1;</text:p>
      <text:p text:style-name="P42"><text:s text:c="2"/>}</text:p>
      <text:p text:style-name="P42"/>
      <text:p text:style-name="P42"><text:s text:c="2"/>try</text:p>
      <text:p text:style-name="P42"><text:s text:c="2"/>{</text:p>
      <text:p text:style-name="P42"><text:s text:c="4"/>std::cout &lt;&lt; isDigitalInNumber(digital, number) &lt;&lt; '\n';</text:p>
      <text:p text:style-name="P42"><text:s text:c="2"/>}</text:p>
      <text:p text:style-name="P42"><text:s text:c="2"/>catch (const std::invalid_argument &amp; e)</text:p>
      <text:p text:style-name="P42"><text:s text:c="2"/>{</text:p>
      <text:p text:style-name="P42"><text:s text:c="4"/>std::cerr &lt;&lt; e.what() &lt;&lt; '\n';</text:p>
      <text:p text:style-name="P42"><text:s text:c="4"/>return 1;</text:p>
      <text:p text:style-name="P42"><text:s text:c="2"/>}</text:p>
      <text:p text:style-name="P42"><text:s text:c="2"/>return 0;</text:p>
      <text:p text:style-name="P37">}</text:p>
      <text:p text:style-name="P41"/>
      <text:p text:style-name="P38">./&lt;ROOT&gt;/digitInNumber.cpp</text:p>
      <text:p text:style-name="P46">#include "digitInNumber.hpp"</text:p>
      <text:p text:style-name="P47">#include &lt;stdexcept&gt;</text:p>
      <text:p text:style-name="P47"/>
      <text:p text:style-name="P47">bool isDigitalInNumber (unsigned int digital, long long int number)</text:p>
      <text:p text:style-name="P47">{</text:p>
      <text:p text:style-name="P47"><text:s text:c="2"/>if (number &lt; 0)</text:p>
      <text:p text:style-name="P47"><text:s text:c="2"/>{</text:p>
      <text:p text:style-name="P47"><text:s text:c="4"/>number *= -1;</text:p>
      <text:p text:style-name="P47"><text:s text:c="2"/>}</text:p>
      <text:p text:style-name="P47"><text:s text:c="2"/>if (digital &gt; 9)</text:p>
      <text:p text:style-name="P47"><text:s text:c="2"/>{</text:p>
      <text:p text:style-name="P47"><text:s text:c="4"/>throw std::invalid_argument ("Digital can't be more then 9");</text:p>
      <text:p text:style-name="P47"><text:s text:c="2"/>}</text:p>
      <text:p text:style-name="P47"><text:s text:c="2"/>while (number != 0)</text:p>
      <text:p text:style-name="P47"><text:s text:c="2"/>{</text:p>
      <text:p text:style-name="P47"><text:s text:c="4"/>if ((number % 10) == digital)</text:p>
      <text:p text:style-name="P47"><text:s text:c="4"/>{</text:p>
      <text:p text:style-name="P47"><text:s text:c="6"/>return 1;</text:p>
      <text:p text:style-name="P47"><text:s text:c="4"/>}</text:p>
      <text:p text:style-name="P47"><text:s text:c="4"/>number /= 10;</text:p>
      <text:p text:style-name="P47"><text:s text:c="2"/>}</text:p>
      <text:p text:style-name="P47"><text:s text:c="2"/>return 0;</text:p>
      <text:p text:style-name="P47">}</text:p>
      <text:p text:style-name="P44"><text:span text:style-name="T47"/></text:p>
      <text:p text:style-name="P45"><text:span text:style-name="T47">./&lt;ROOT&gt;/digitInNumber.</text:span><text:span text:style-name="T48">h</text:span><text:span text:style-name="T47">pp</text:span></text:p>
      <text:p text:style-name="P46">#ifndef DIGITALINNUMBER_HPP</text:p>
      <text:p text:style-name="P47">#define DIGITALINNUMBER_HPP</text:p>
      <text:p text:style-name="P47">bool isDigitalInNumber (unsigned int digital, long long int number);</text:p>
      <text:p text:style-name="P47">#endi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tyle="normal" style:font-style-asian="normal" style:font-style-complex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48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49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50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51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52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53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54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8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8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8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8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8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8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0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93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94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95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96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97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98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9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346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693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3543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889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1736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083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9929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27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loext:opacity="100%"/>
    </style:style>
    <style:style style:name="M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MT3" style:family="text">
      <style:text-properties style:font-name="Times New Roman" fo:font-size="12pt" officeooo:rsid="000d0267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ИО: </text:span><text:span text:style-name="MT2">Ребдев Павел Александрович</text:span></text:p>
        <text:p text:style-name="MP1"><text:span text:style-name="MT1">Группа: </text:span><text:span text:style-name="MT3">5</text:span><text:span text:style-name="MT2">130904/30008</text:span></text:p>
        <text:p text:style-name="MP2">Лабораторная работа: «Функции. Простейшее»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чернин Владислав Сергеевич</meta:initial-creator>
    <meta:editing-cycles>13</meta:editing-cycles>
    <meta:creation-date>2022-04-04T20:17:00</meta:creation-date>
    <dc:date>2023-11-17T17:21:03.432461774</dc:date>
    <meta:editing-duration>PT1H20M21S</meta:editing-duration>
    <meta:generator>LibreOffice/7.3.7.2$Linux_X86_64 LibreOffice_project/30$Build-2</meta:generator>
    <meta:document-statistic meta:table-count="1" meta:image-count="0" meta:object-count="0" meta:page-count="3" meta:paragraph-count="113" meta:word-count="467" meta:character-count="2986" meta:non-whitespace-character-count="2498"/>
    <meta:user-defined meta:name="AppVersion">16.0000</meta:user-defined>
    <meta:template xlink:type="simple" xlink:actuate="onRequest" xlink:title="Normal.dotm" xlink:href=""/>
  </office:meta>
</office:document-meta>
</file>